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3d0b" style:font-name-asian="Calibri" style:font-name-complex="Times New Roman1"/>
    </style:style>
    <style:style style:name="P2" style:family="paragraph" style:parent-style-name="Standard">
      <style:text-properties officeooo:paragraph-rsid="00113d0b" style:font-name-asian="Calibri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13d0b" style:font-name-asian="Calibri" style:font-size-asian="14pt" style:font-weight-asian="bold" style:font-name-complex="Times New Roman1"/>
    </style:style>
    <style:style style:name="P4" style:family="paragraph" style:parent-style-name="Standard">
      <style:paragraph-properties fo:text-align="end" style:justify-single-word="false"/>
      <style:text-properties fo:font-size="14pt" officeooo:paragraph-rsid="00113d0b" style:font-name-asian="Calibri" style:font-size-asian="14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officeooo:paragraph-rsid="00113d0b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officeooo:paragraph-rsid="00113d0b" style:font-name-asian="Arial" style:font-name-complex="Times New Roman1"/>
    </style:style>
    <style:style style:name="P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officeooo:paragraph-rsid="00113d0b" style:font-name-asian="Calibri" style:font-name-complex="Times New Roman1" style:font-size-complex="12pt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officeooo:rsid="0014c424" officeooo:paragraph-rsid="0014c424" style:font-name-asian="Calibri" style:font-size-asian="13pt" style:font-name-complex="Times New Roman1" style:font-size-complex="13pt"/>
    </style:style>
    <style:style style:name="P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officeooo:rsid="0014c424" officeooo:paragraph-rsid="00152eec" style:font-name-asian="Calibri" style:font-size-asian="13pt" style:font-name-complex="Times New Roman1" style:font-size-complex="13pt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officeooo:rsid="00152eec" officeooo:paragraph-rsid="00152eec" style:font-name-asian="Calibri" style:font-size-asian="13pt" style:font-name-complex="Times New Roman1" style:font-size-complex="13pt"/>
    </style:style>
    <style:style style:name="P1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fo:font-style="italic" style:text-underline-style="solid" style:text-underline-width="auto" style:text-underline-color="font-color" officeooo:rsid="0014c424" officeooo:paragraph-rsid="0014c424" style:font-name-asian="Calibri" style:font-size-asian="13pt" style:font-style-asian="italic" style:font-name-complex="Times New Roman1" style:font-size-complex="13pt" style:font-style-complex="italic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fo:font-style="italic" fo:font-weight="bold" officeooo:rsid="0014c424" officeooo:paragraph-rsid="0014c424" style:font-name-asian="Calibri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2fc1b"/>
    </style:style>
    <style:style style:name="P1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style="italic" style:text-underline-style="solid" style:text-underline-width="auto" style:text-underline-color="font-color" officeooo:rsid="00152eec" officeooo:paragraph-rsid="00152eec" style:font-style-asian="italic" style:font-style-complex="italic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6pt" officeooo:paragraph-rsid="00113d0b" style:font-name-asian="Calibri" style:font-size-asian="16pt" style:font-name-complex="Times New Roman1" style:font-size-complex="16pt"/>
    </style:style>
    <style:style style:name="P1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officeooo:rsid="00113d0b" officeooo:paragraph-rsid="0012fc1b" style:font-name-asian="Calibri" style:font-size-asian="13pt" style:font-name-complex="Times New Roman1" style:font-size-complex="13pt"/>
    </style:style>
    <style:style style:name="P17" style:family="paragraph" style:parent-style-name="Standard" style:list-style-name="L1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officeooo:rsid="0014c424" officeooo:paragraph-rsid="0014c424" style:font-name-asian="Calibri" style:font-size-asian="13pt" style:font-name-complex="Times New Roman1" style:font-size-complex="13pt"/>
    </style:style>
    <style:style style:name="P18" style:family="paragraph" style:parent-style-name="Standard" style:list-style-name="L2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officeooo:rsid="0014c424" officeooo:paragraph-rsid="0014c424" style:font-name-asian="Calibri" style:font-size-asian="13pt" style:font-name-complex="Times New Roman1" style:font-size-complex="13pt"/>
    </style:style>
    <style:style style:name="P1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fo:font-style="normal" style:text-underline-style="none" officeooo:rsid="00170515" officeooo:paragraph-rsid="00170515" style:font-name-asian="Calibri" style:font-size-asian="13pt" style:font-style-asian="normal" style:font-name-complex="Times New Roman1" style:font-size-complex="13pt" style:font-style-complex="normal"/>
    </style:style>
    <style:style style:name="P2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Times New Roman" fo:font-size="13pt" fo:font-style="italic" style:text-underline-style="none" fo:font-weight="bold" officeooo:rsid="00152eec" officeooo:paragraph-rsid="00152eec" style:font-name-asian="Calibri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P21" style:family="paragraph" style:parent-style-name="Standard" style:list-style-name="L2">
      <style:paragraph-properties fo:margin-top="0cm" fo:margin-bottom="0.353cm" loext:contextual-spacing="false" fo:line-height="115%" fo:text-align="start" style:justify-single-word="false"/>
      <style:text-properties officeooo:paragraph-rsid="0014c424"/>
    </style:style>
    <style:style style:name="P22" style:family="paragraph" style:parent-style-name="Standard">
      <style:paragraph-properties fo:text-align="center" style:justify-single-word="false"/>
      <style:text-properties officeooo:paragraph-rsid="00113d0b" style:font-name-asian="Calibri" style:font-name-complex="Times New Roman1"/>
    </style:style>
    <style:style style:name="T1" style:family="text">
      <style:text-properties fo:font-size="14pt" fo:font-weight="bold" style:font-name-asian="Calibri" style:font-size-asian="14pt" style:font-weight-asian="bold" style:font-name-complex="Times New Roman1"/>
    </style:style>
    <style:style style:name="T2" style:family="text">
      <style:text-properties fo:font-size="14pt" fo:font-weight="bold" officeooo:rsid="00113d0b" style:font-name-asian="Calibri" style:font-size-asian="14pt" style:font-weight-asian="bold" style:font-name-complex="Times New Roman1"/>
    </style:style>
    <style:style style:name="T3" style:family="text">
      <style:text-properties fo:font-size="14pt" fo:font-weight="bold" style:font-name-asian="Segoe UI Symbol" style:font-size-asian="14pt" style:font-weight-asian="bold" style:font-name-complex="Times New Roman1"/>
    </style:style>
    <style:style style:name="T4" style:family="text">
      <style:text-properties style:font-name="Times New Roman" fo:font-size="14pt" fo:font-style="italic" fo:font-weight="bold" style:font-name-asian="Calibri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style:font-name="Times New Roman" style:font-name-asian="Calibri" style:font-name-complex="Times New Roman1" style:font-size-complex="12pt"/>
    </style:style>
    <style:style style:name="T6" style:family="text">
      <style:text-properties style:font-name="Times New Roman" officeooo:rsid="00113d0b" style:font-name-asian="Calibri" style:font-name-complex="Times New Roman1" style:font-size-complex="12pt"/>
    </style:style>
    <style:style style:name="T7" style:family="text">
      <style:text-properties style:font-name="Times New Roman" fo:font-size="13pt" style:font-name-asian="Calibri" style:font-size-asian="13pt" style:font-name-complex="Times New Roman1" style:font-size-complex="13pt"/>
    </style:style>
    <style:style style:name="T8" style:family="text">
      <style:text-properties style:font-name="Times New Roman" fo:font-size="13pt" officeooo:rsid="00113d0b" style:font-name-asian="Calibri" style:font-size-asian="13pt" style:font-name-complex="Times New Roman1" style:font-size-complex="13pt"/>
    </style:style>
    <style:style style:name="T9" style:family="text">
      <style:text-properties style:font-name="Times New Roman" fo:font-size="13pt" officeooo:rsid="0012fc1b" style:font-name-asian="Calibri" style:font-size-asian="13pt" style:font-name-complex="Times New Roman1" style:font-size-complex="13pt"/>
    </style:style>
    <style:style style:name="T10" style:family="text">
      <style:text-properties style:font-name="Times New Roman" fo:font-size="13pt" officeooo:rsid="0014c424" style:font-name-asian="Calibri" style:font-size-asian="13pt" style:font-name-complex="Times New Roman1" style:font-size-complex="13pt"/>
    </style:style>
    <style:style style:name="T11" style:family="text">
      <style:text-properties style:font-name="Times New Roman" fo:font-size="13pt" officeooo:rsid="00152eec" style:font-name-asian="Calibri" style:font-size-asian="13pt" style:font-name-complex="Times New Roman1" style:font-size-complex="13pt"/>
    </style:style>
    <style:style style:name="T1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152eec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ГТУ им. Н. Э. Баумана</text:p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5"><text:span text:style-name="T1">Дисциплина </text:span><text:span text:style-name="T2">вычислительные алгоритмы</text:span></text:p>
      <text:p text:style-name="P5"><text:span text:style-name="T2">Лабораторная</text:span><text:span text:style-name="T1"> </text:span><text:span text:style-name="T2">работа </text:span><text:span text:style-name="T3">№</text:span><text:span text:style-name="T1">1</text:span></text:p>
      <text:p text:style-name="P3"><text:bookmark text:name="_GoBack"/></text:p>
      <text:p text:style-name="P3"/>
      <text:p text:style-name="P3"/>
      <text:p text:style-name="P3"/>
      <text:p text:style-name="P3"/>
      <text:p text:style-name="P4"/>
      <text:p text:style-name="P4">Работу выполнил:</text:p>
      <text:p text:style-name="P4">студент группы ИУ7-45</text:p>
      <text:p text:style-name="P4">Платонова Ольга</text:p>
      <text:p text:style-name="P4"/>
      <text:p text:style-name="P4">Работу проверил:</text:p>
      <text:p text:style-name="P4"/>
      <text:p text:style-name="P4"/>
      <text:p text:style-name="P4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Москва, 2020 г.</text:p>
      <text:p text:style-name="P13"><text:soft-page-break/><text:span text:style-name="T4">Цель работы</text:span><text:span text:style-name="T5">: </text:span><text:span text:style-name="T6">приобрести навыки аппроксимации табличных функций, </text:span><text:span text:style-name="T8">научиться находить значение функции, заданной таблично, с помощью полинома Ньютона. Произвести сравнительный анализ реализации алгоритмов </text:span><text:span text:style-name="T9">обратной</text:span><text:span text:style-name="T8"> </text:span><text:span text:style-name="T9">аппроксимации с помощью полинома Ньютона и метода половинного деления. Сравнить полученные результаты с реальными значениями про подстановке в функцию.</text:span></text:p>
      <text:p text:style-name="P16"/>
      <text:p text:style-name="P11">Входные данные:</text:p>
      <text:list xml:id="list4014896144" text:style-name="L1">
        <text:list-item>
          <text:p text:style-name="P17">Пользователю предоставляется возможность выбора задания таблицы значений функций: из файла, либо из консоли.</text:p>
        </text:list-item>
        <text:list-item>
          <text:p text:style-name="P17">Степень полинома.</text:p>
        </text:list-item>
        <text:list-item>
          <text:p text:style-name="P17">Аргумент функции, значение в котором необходимо вычислить.</text:p>
        </text:list-item>
      </text:list>
      <text:p text:style-name="P14"><text:span text:style-name="T10">В</text:span><text:span text:style-name="T7">ыходные данные:</text:span></text:p>
      <text:p text:style-name="P19">Значение функции в заданной точке (подстановка в функцию).</text:p>
      <text:p text:style-name="P19">Значение функции в результате интерполирования.</text:p>
      <text:p text:style-name="P19">Значение корня функции (половинное деление и обратная интерполяция).</text:p>
      <text:p text:style-name="P8"/>
      <text:p text:style-name="P12">Техническое задание:</text:p>
      <text:list xml:id="list1063633077" text:style-name="L2">
        <text:list-item>
          <text:p text:style-name="P21"><text:span text:style-name="T10">Определить значение функции в заданной точке, используя полином Ньютона</text:span><text:span text:style-name="T11">.</text:span></text:p>
        </text:list-item>
        <text:list-item>
          <text:p text:style-name="P18">Определить корень табличной функции</text:p>
          <text:list>
            <text:list-item>
              <text:list>
                <text:list-item>
                  <text:p text:style-name="P18">методом обратной интерполяции</text:p>
                </text:list-item>
                <text:list-item>
                  <text:p text:style-name="P18">методом половинного деления</text:p>
                </text:list-item>
              </text:list>
            </text:list-item>
          </text:list>
        </text:list-item>
      </text:list>
      <text:p text:style-name="P8"/>
      <text:p text:style-name="P9"><text:span text:style-name="T12">Структура данных</text:span><text:span text:style-name="T13">:</text:span><text:line-break/>Вычисленная разделенная разность на каждом шаге вычисляется и записывается в таблицу. </text:p>
      <text:p text:style-name="P9">Размерность таблицы: (количество заданных исходных точек) * (степень полинома + 2)</text:p>
      <text:p text:style-name="P10">Тип данных аргументов и значений — вещественный.</text:p>
      <text:p text:style-name="P20"><text:soft-page-break/>Код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7:36:48.064418741</meta:creation-date>
    <dc:date>2020-03-15T19:51:27.050728426</dc:date>
    <meta:editing-duration>PT1H13M6S</meta:editing-duration>
    <meta:editing-cycles>8</meta:editing-cycles>
    <meta:generator>LibreOffice/6.3.2.2$Linux_X86_64 LibreOffice_project/30$Build-2</meta:generator>
    <meta:document-statistic meta:table-count="0" meta:image-count="0" meta:object-count="0" meta:page-count="3" meta:paragraph-count="26" meta:word-count="171" meta:character-count="1342" meta:non-whitespace-character-count="1202"/>
  </office:meta>
</office:document-meta>
</file>